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InvalidNamespace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NoSuchMessageTypeForPropertyAlias( String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AlreadyDefinedIn( String thing , String name , String origin , String re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CannotBeDocumentRootElement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SuchPortTypeForRole( String roleName , String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ElementRequiresChild( String element , String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SuchProperty( String name , String document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alformedQNam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NoMoreThanNumberOfElements( int n , String x , String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RoleAlreadyDefined( QName linkName ,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issingRoleForPartnerLink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ElementRequiresAttr( String element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SuchPartForPropertyAlias( String message , String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ExtensibilityElementsMustBeLast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ustBeChildOfDef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ElementMustBeEmpty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